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pyPublicationsTask.setPubsRootDirs( Path _pubsRootDi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ublicationsTask.copy( String pubsRootDir , FilenameFilter filter , TwoTuple twoTuple )</text:p>
          </table:table-cell>
          <table:table-cell office:value-type="float" office:value="7">
            <text:p text:style-name="Table_20_Contents">7</text:p>
          </table:table-cell>
          <table:table-cell office:value-type="float" office:value="5">
            <text:p text:style-name="Table_20_Contents">5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CopyPublicationsTask.setToDir( Path _toDi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opyPublicationsTask.execut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CopyPublicationsTask.setExcludes( String _exclud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